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9cm" style:rel-column-width="10791*"/>
    </style:style>
    <style:style style:name="Table1.B" style:family="table-column">
      <style:table-column-properties style:column-width="14.201cm" style:rel-column-width="54744*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B1" style:family="table-cell">
      <style:table-cell-properties fo:padding="0.097cm" fo:border="0.05pt solid #ffffff"/>
    </style:style>
    <style:style style:name="P1" style:family="paragraph" style:parent-style-name="Standard">
      <style:text-properties officeooo:rsid="00142d56" officeooo:paragraph-rsid="00142d56"/>
    </style:style>
    <style:style style:name="P2" style:family="paragraph" style:parent-style-name="Standard">
      <style:text-properties officeooo:rsid="00142d56" officeooo:paragraph-rsid="0018a5cb"/>
    </style:style>
    <style:style style:name="P3" style:family="paragraph" style:parent-style-name="Standard">
      <style:text-properties fo:font-weight="bold" officeooo:rsid="0017d8b9" officeooo:paragraph-rsid="0017d8b9" style:font-weight-asian="bold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ize="9pt" fo:font-style="italic" officeooo:rsid="00142d56" officeooo:paragraph-rsid="00195442" style:font-size-asian="9pt" style:font-style-asian="italic" style:font-size-complex="9pt" style:font-style-complex="italic"/>
    </style:style>
    <style:style style:name="P7" style:family="paragraph" style:parent-style-name="Standard">
      <style:text-properties fo:font-size="16pt" officeooo:rsid="001fc2ba" officeooo:paragraph-rsid="001fc2ba" style:font-size-asian="16pt" style:font-size-complex="16pt"/>
    </style:style>
    <style:style style:name="P8" style:family="paragraph" style:parent-style-name="Standard">
      <style:text-properties fo:font-size="16pt" officeooo:rsid="001fc2ba" officeooo:paragraph-rsid="0018a5cb" style:font-size-asian="16pt" style:font-size-complex="16pt"/>
    </style:style>
    <style:style style:name="P9" style:family="paragraph" style:parent-style-name="Standard">
      <style:text-properties fo:font-size="12pt" officeooo:rsid="001fc2ba" officeooo:paragraph-rsid="0018a5cb" style:font-size-asian="10.5pt" style:font-size-complex="12pt"/>
    </style:style>
    <style:style style:name="P10" style:family="paragraph" style:parent-style-name="Standard">
      <style:text-properties fo:font-size="12pt" officeooo:rsid="00220ee5" officeooo:paragraph-rsid="00220ee5" style:font-size-asian="10.5pt" style:font-size-complex="12pt"/>
    </style:style>
    <style:style style:name="P11" style:family="paragraph" style:parent-style-name="Standard">
      <style:text-properties fo:font-size="12pt" officeooo:rsid="002144ec" officeooo:paragraph-rsid="002144ec" style:font-size-asian="12pt" style:font-size-complex="12pt"/>
    </style:style>
    <style:style style:name="P12" style:family="paragraph" style:parent-style-name="Standard">
      <style:text-properties fo:font-size="12pt" style:text-underline-style="none" officeooo:rsid="00220ee5" officeooo:paragraph-rsid="002348fa" style:font-size-asian="10.5pt" style:font-size-complex="12pt"/>
    </style:style>
    <style:style style:name="P13" style:family="paragraph" style:parent-style-name="Standard">
      <style:text-properties fo:color="#ed1c24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Standard">
      <style:text-properties fo:color="#ed1c24" fo:font-size="6pt" fo:font-style="italic" fo:font-weight="bold" style:font-size-asian="5.25pt" style:font-style-asian="italic" style:font-weight-asian="bold" style:font-size-complex="6pt" style:font-style-complex="italic" style:font-weight-complex="bold"/>
    </style:style>
    <style:style style:name="P15" style:family="paragraph" style:parent-style-name="Standard">
      <style:text-properties fo:font-style="normal" fo:font-weight="normal" officeooo:rsid="001b300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color="#666666" fo:font-size="10.5pt" fo:font-style="normal" fo:font-weight="bold" officeooo:rsid="002357db" officeooo:paragraph-rsid="002357db" style:font-size-asian="9.14999961853027pt" style:font-style-asian="normal" style:font-weight-asian="bold" style:font-size-complex="10.5pt" style:font-style-complex="normal" style:font-weight-complex="bold"/>
    </style:style>
    <style:style style:name="P17" style:family="paragraph" style:parent-style-name="Standard" style:list-style-name="L1">
      <style:text-properties fo:font-size="9pt" fo:font-style="italic" officeooo:rsid="00142d56" officeooo:paragraph-rsid="00195442" style:font-size-asian="9pt" style:font-style-asian="italic" style:font-size-complex="9pt" style:font-style-complex="italic"/>
    </style:style>
    <style:style style:name="P18" style:family="paragraph" style:parent-style-name="Standard" style:list-style-name="L1">
      <style:text-properties fo:font-size="9pt" fo:font-style="italic" officeooo:rsid="001b935c" officeooo:paragraph-rsid="001b935c" style:font-size-asian="9pt" style:font-style-asian="italic" style:font-size-complex="9pt" style:font-style-complex="italic"/>
    </style:style>
    <style:style style:name="P19" style:family="paragraph" style:parent-style-name="Standard" style:list-style-name="L1">
      <style:text-properties fo:font-size="9pt" fo:font-style="italic" officeooo:rsid="001b935c" officeooo:paragraph-rsid="001d265b" style:font-size-asian="9pt" style:font-style-asian="italic" style:font-size-complex="9pt" style:font-style-complex="italic"/>
    </style:style>
    <style:style style:name="P20" style:family="paragraph" style:parent-style-name="Standard" style:list-style-name="L1">
      <style:text-properties fo:font-size="9pt" fo:font-style="italic" officeooo:rsid="001d265b" officeooo:paragraph-rsid="001d265b" style:font-size-asian="9pt" style:font-style-asian="italic" style:font-size-complex="9pt" style:font-style-complex="italic"/>
    </style:style>
    <style:style style:name="P21" style:family="paragraph" style:parent-style-name="Standard" style:list-style-name="L1">
      <style:text-properties fo:font-size="6pt" fo:font-style="italic" officeooo:rsid="00142d56" officeooo:paragraph-rsid="00195442" style:font-size-asian="5.25pt" style:font-style-asian="italic" style:font-size-complex="6pt" style:font-style-complex="italic"/>
    </style:style>
    <style:style style:name="P22" style:family="paragraph" style:parent-style-name="Standard" style:list-style-name="L1">
      <style:text-properties fo:font-size="6pt" fo:font-style="italic" officeooo:rsid="001b935c" officeooo:paragraph-rsid="001d265b" style:font-size-asian="5.25pt" style:font-style-asian="italic" style:font-size-complex="6pt" style:font-style-complex="italic"/>
    </style:style>
    <style:style style:name="P23" style:family="paragraph" style:parent-style-name="Standard" style:list-style-name="L1">
      <style:text-properties fo:font-size="6pt" fo:font-style="normal" fo:font-weight="normal" officeooo:rsid="001b935c" officeooo:paragraph-rsid="00195442" style:font-size-asian="5.25pt" style:font-style-asian="normal" style:font-weight-asian="normal" style:font-size-complex="6pt" style:font-style-complex="normal" style:font-weight-complex="normal"/>
    </style:style>
    <style:style style:name="P24" style:family="paragraph" style:parent-style-name="Standard" style:list-style-name="L2">
      <style:text-properties officeooo:rsid="00142d56" officeooo:paragraph-rsid="0018a5cb"/>
    </style:style>
    <style:style style:name="P25" style:family="paragraph" style:parent-style-name="Standard" style:list-style-name="L2">
      <style:text-properties officeooo:rsid="0018a5cb" officeooo:paragraph-rsid="0018a5cb"/>
    </style:style>
    <style:style style:name="P26" style:family="paragraph" style:parent-style-name="Standard">
      <style:text-properties fo:font-size="12pt" style:text-underline-style="solid" style:text-underline-width="auto" style:text-underline-color="font-color" officeooo:rsid="00220ee5" officeooo:paragraph-rsid="00220ee5" style:font-size-asian="10.5pt" style:font-size-complex="12pt"/>
    </style:style>
    <style:style style:name="T1" style:family="text">
      <style:text-properties officeooo:rsid="0016a1bb"/>
    </style:style>
    <style:style style:name="T2" style:family="text">
      <style:text-properties officeooo:rsid="0017d8b9"/>
    </style:style>
    <style:style style:name="T3" style:family="text">
      <style:text-properties officeooo:rsid="0018a5c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font-weight="bold" officeooo:rsid="001b935c" style:font-size-asian="12pt" style:font-weight-asian="bold" style:font-size-complex="12pt" style:font-weight-complex="bold"/>
    </style:style>
    <style:style style:name="T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fo:font-weight="bold" officeooo:rsid="001b935c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fo:font-weight="bold" officeooo:rsid="001d265b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1b935c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1d265b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officeooo:rsid="001d265b"/>
    </style:style>
    <style:style style:name="T13" style:family="text">
      <style:text-properties officeooo:rsid="001fc2ba"/>
    </style:style>
    <style:style style:name="T14" style:family="text">
      <style:text-properties fo:color="#1b75bc"/>
    </style:style>
    <style:style style:name="T15" style:family="text">
      <style:text-properties officeooo:rsid="00220ee5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348fa"/>
    </style:style>
    <style:style style:name="T18" style:family="text">
      <style:text-properties officeooo:rsid="002348fa"/>
    </style:style>
    <style:style style:name="T19" style:family="text">
      <style:text-properties officeooo:rsid="00238f73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EEPAK KUMAR MANDAL /<text:span text:style-name="T19">dkmiitg@gmail.com</text:span> <text:s text:c="70"/>24 JULY 2020</text:p>
      <text:p text:style-name="P14"/>
      <text:p text:style-name="P13"><text:span text:style-name="T1"><text:s text:c="35"/>Final </text:span>Project Problem Statement:-</text:p>
      <text:p text:style-name="P4"/>
      <text:p text:style-name="P5"><text:span text:style-name="T3">Developed</text:span> a desktop application which is a fantasy cricket game where <text:span text:style-name="T3">we</text:span> would create a</text:p>
      <text:p text:style-name="P5">virtual team of cricket players and score points on how the players perform in different</text:p>
      <text:p text:style-name="P5">matches. </text:p>
      <text:p text:style-name="P15"/>
      <text:p text:style-name="P15">------------------------------------------------------------------------------------------------------------------------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6">Content of the .<text:span text:style-name="T4">zip file</text:span>:</text:p>
            <text:list xml:id="list3006578051" text:style-name="L1">
              <text:list-item>
                <text:p text:style-name="P17">The main application code “<text:span text:style-name="T7">fantasy.py</text:span>”</text:p>
                <text:p text:style-name="P21"/>
              </text:list-item>
              <text:list-item>
                <text:p text:style-name="P18">The pop up application code - “<text:span text:style-name="T6">dialog_score.py</text:span><text:span text:style-name="T9">”:</text:span> <text:span text:style-name="T12">(used to calculate final score of the team),</text:span></text:p>
                <text:p text:style-name="P18"><text:s text:c="50"/>“<text:span text:style-name="T8">rule.py</text:span>”: <text:span text:style-name="T12">(used to show the selection rule for the team)</text:span></text:p>
                <text:p text:style-name="P19"><text:s text:c="51"/>“<text:span text:style-name="T8">instruction.py</text:span>”:<text:span text:style-name="T12">(used to show the relevant instruction on <text:s text:c="24"/></text:span></text:p>
                <text:p text:style-name="P20"><text:s text:c="102"/>‘How To Play’ with diagram)</text:p>
                <text:p text:style-name="P22"/>
              </text:list-item>
              <text:list-item>
                <text:p text:style-name="P17">A Database of cricket players and their relevant stats “<text:span text:style-name="T7">cricket.db</text:span>”</text:p>
                <text:p text:style-name="P21"/>
              </text:list-item>
              <text:list-item>
                <text:p text:style-name="P17">The application .ui file :- <text:span text:style-name="T9">“</text:span><text:span text:style-name="T7">fantasy.ui</text:span><text:span text:style-name="T10">”</text:span><text:span text:style-name="T6">, </text:span><text:span text:style-name="T9">“</text:span><text:span text:style-name="T7">dialog_score.ui</text:span><text:span text:style-name="T11">”</text:span><text:span text:style-name="T6">, </text:span><text:span text:style-name="T9">“</text:span><text:span text:style-name="T7">rule.ui</text:span><text:span text:style-name="T9">”</text:span><text:span text:style-name="T6">, </text:span><text:span text:style-name="T9">“</text:span><text:span text:style-name="T7">instruction.ui</text:span><text:span text:style-name="T10">”</text:span></text:p>
                <text:p text:style-name="P23"/>
              </text:list-item>
              <text:list-item>
                <text:p text:style-name="P17">The synopsis file “<text:span text:style-name="T5">this one itself</text:span><text:span text:style-name="T10">”</text:span><text:span text:style-name="T7">)</text:span></text:p>
              </text:list-item>
            </text:list>
          </table:table-cell>
        </table:table-row>
      </table:table>
      <text:p text:style-name="P2"/>
      <text:p text:style-name="P1">------------------------------------------------------------------------------------------------------------------------</text:p>
      <text:p text:style-name="P1"/>
      <text:p text:style-name="P3">There are following steps involved <text:span text:style-name="T13">during</text:span> the <text:span text:style-name="T13">developement of the</text:span> project :-</text:p>
      <text:list xml:id="list292270156" text:style-name="L2">
        <text:list-item>
          <text:p text:style-name="P24"><text:span text:style-name="T2">C</text:span>reate<text:span text:style-name="T2">d</text:span> the database of players <text:span text:style-name="T2">and</text:span> add<text:span text:style-name="T2">ed</text:span> data to <text:span text:style-name="T2">the </text:span>database.</text:p>
        </text:list-item>
        <text:list-item>
          <text:p text:style-name="P25">Create the GUI using PyQt, then generate the required Python code for the UI using pyuic5 utility.</text:p>
        </text:list-item>
        <text:list-item>
          <text:p text:style-name="P24"><text:span text:style-name="T3">Finally added Event Handling (methods, attribute etc.) to the .py code</text:span>.</text:p>
        </text:list-item>
      </text:list>
      <text:p text:style-name="P2"/>
      <text:p text:style-name="P2"/>
      <text:p text:style-name="P2">------------------------------------------------------------------------------------------------------------------------</text:p>
      <text:p text:style-name="P9"/>
      <text:p text:style-name="P10">i. <text:s/>created the <text:span text:style-name="T16">Database</text:span> using SQL as instruction provided in <text:span text:style-name="T16">project manual</text:span>; to open .db file – open <text:a xlink:type="simple" xlink:href="https://sqlitestudio.pl/" text:style-name="Internet_20_link" text:visited-style-name="Visited_20_Internet_20_Link">https://sqlitestudio.pl/</text:a> , download Software then lunch <text:span text:style-name="T16">SQLite Studio.exe</text:span></text:p>
      <text:p text:style-name="P26"/>
      <text:p text:style-name="P12">ii. <text:s/>we used QT Designer framework to <text:span text:style-name="T18">develop GUI application; to see the .ui file, you may need install Qt Designer.</text:span></text:p>
      <text:p text:style-name="P12"/>
      <text:p text:style-name="P12"><text:span text:style-name="T18">iii. We added functionality to the .py file and also </text:span><text:span text:style-name="T17">added the method() detail, appropriate comment followed by # whenever required in the code itself. </text:span></text:p>
      <text:p text:style-name="P9"/>
      <text:p text:style-name="P8"/>
      <text:p text:style-name="P11"><text:span text:style-name="T15">Detail of the project:- </text:span><text:a xlink:type="simple" xlink:href="https://trainings.internshala.com/uploads/python/downloads/project/v_2/Python_FinalProject_ProblemStatement.zip" text:style-name="Internet_20_link" text:visited-style-name="Visited_20_Internet_20_Link">https://trainings.internshala.com/uploads/python/downloads/project/v_2/Python_FinalProject_ProblemStatement.zip</text:a></text:p>
      <text:p text:style-name="P7"/>
      <text:p text:style-name="P7"/>
      <text:p text:style-name="P7"/>
      <text:p text:style-name="P7"/>
      <text:p text:style-name="P7"><text:s text:c="51"/><text:span text:style-name="T14">Thank you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4T14:04:36.608542305</meta:creation-date>
    <meta:generator>LibreOffice/6.0.7.3$Linux_X86_64 LibreOffice_project/00m0$Build-3</meta:generator>
    <dc:date>2020-07-27T11:18:41.931709013</dc:date>
    <meta:editing-duration>PT43M13S</meta:editing-duration>
    <meta:editing-cycles>14</meta:editing-cycles>
    <meta:document-statistic meta:table-count="1" meta:image-count="0" meta:object-count="0" meta:page-count="1" meta:paragraph-count="30" meta:word-count="261" meta:character-count="2419" meta:non-whitespace-character-count="1810"/>
  </office:meta>
</office:document-meta>
</file>